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524cm" svg:x="1cm" svg:y="2.905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48cm" svg:height="1.524cm" svg:x="4.302cm" svg:y="2.905cm">
          <text:p text:style-name="P1">SERV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425cm" svg:height="1.524cm" svg:x="15.605cm" svg:y="2.905cm">
          <text:p text:style-name="P1">ABOUT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72cm" svg:height="1.524cm" svg:x="10.652cm" svg:y="2.905cm">
          <text:p text:style-name="P1">CONTACT 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88cm" svg:height="1.524cm" svg:x="17.002cm" svg:y="1.127cm">
          <text:p text:style-name="P1">RESGI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921cm" svg:height="1.524cm" svg:x="7.604cm" svg:y="2.905cm">
          <text:p text:style-name="P1">B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94cm" svg:height="1.524cm" svg:x="14.081cm" svg:y="1.127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8.542cm" svg:height="10.287cm" svg:x="1.381cm" svg:y="5.826cm">
          <text:p text:style-name="P1">PICTURE SLIDES OF OUR PRODUCTS AND OTHERS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524cm" svg:y1="4.429cm" svg:x2="10.652cm" svg:y2="5.826cm" draw:start-shape="id1" draw:start-glue-point="2" draw:end-shape="id2" svg:d="m2524 4429v698h8128v699">
          <text:p/>
        </draw:connector>
        <draw:custom-shape draw:style-name="gr1" draw:text-style-name="P1" draw:layer="layout" svg:width="18.415cm" svg:height="1.397cm" svg:x="1.381cm" svg:y="19.542cm">
          <text:p text:style-name="P1"><text:s text:c="11"/>copyright@201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413cm" svg:x="1.889cm" svg:y="16.494cm">
          <text:p text:style-name="P1">News</text:p>
          <text:p text:style-name="P1"><text:s/>.read more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413cm" svg:x="7.477cm" svg:y="16.621cm">
          <text:p text:style-name="P1">Tweet </text:p>
          <text:p text:style-name="P1">.read more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413cm" svg:x="13.319cm" svg:y="16.621cm">
          <text:p text:style-name="P1">Products</text:p>
          <text:p text:style-name="P1">..read more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D'S LOVE</meta:initial-creator>
    <meta:creation-date>2013-04-30T16:44:05</meta:creation-date>
    <dc:date>2013-04-30T17:00:04</dc:date>
    <dc:creator>GOD'S LOVE</dc:creator>
    <meta:editing-duration>PT6M50S</meta:editing-duration>
    <meta:editing-cycles>2</meta:editing-cycles>
    <meta:generator>LibreOffice/3.6$Linux_X86_64 LibreOffice_project/360m1$Build-2</meta:generator>
    <meta:document-statistic meta:object-count="13"/>
  </office:meta>
</office:document-meta>
</file>